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4965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5854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1.628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6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3" style:family="table-cell" style:parent-style-name="Default">
      <style:text-properties fo:font-size="12pt" fo:font-weight="bold" style:font-weight-asian="bold" style:font-weight-complex="normal"/>
    </style:style>
    <style:style style:name="ce4" style:family="table-cell" style:parent-style-name="Default" style:data-style-name="N103"/>
    <style:style style:name="ce5" style:family="table-cell" style:parent-style-name="Default">
      <style:text-properties fo:font-size="12pt" fo:font-weight="bold"/>
    </style:style>
    <style:style style:name="ce6" style:family="table-cell" style:parent-style-name="Default" style:data-style-name="N103">
      <style:text-properties fo:font-size="12pt" fo:font-weight="bold"/>
    </style:style>
    <style:style style:name="ce7" style:family="table-cell" style:parent-style-name="Default" style:data-style-name="N11"/>
    <style:style style:name="ce8" style:family="table-cell" style:parent-style-name="Default" style:data-style-name="N103">
      <style:table-cell-properties style:text-align-source="fix" style:repeat-content="false"/>
      <style:paragraph-properties fo:text-align="end"/>
      <style:text-properties fo:font-size="12pt" fo:font-weight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fo:font-weight="bold"/>
    </style:style>
    <style:style style:name="ce11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fo:font-size="12pt" fo:font-weight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/>
    </style:style>
  </office:automatic-styles>
  <office:body>
    <office:spreadsheet>
      <table:table table:name="Sheet1" table:style-name="ta1" table:print-ranges="Sheet1.Q1:Sheet1.T12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4"/>
        <table:table-column table:style-name="co8" table:default-cell-style-name="ce4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ld MacDonald's Farm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2" table:number-rows-spanned="1">
            <text:p>Land</text:p>
          </table:table-cell>
          <table:covered-table-cell/>
          <table:table-cell table:number-columns-repeated="2"/>
          <table:table-cell table:style-name="ce1" office:value-type="string" table:number-columns-spanned="5" table:number-rows-spanned="1">
            <text:p>Equipment</text:p>
          </table:table-cell>
          <table:covered-table-cell table:style-name="ce1"/>
          <table:covered-table-cell table:number-columns-repeated="3"/>
          <table:table-cell table:number-columns-repeated="2"/>
          <table:table-cell table:style-name="ce1" office:value-type="string" table:number-columns-spanned="4" table:number-rows-spanned="1">
            <text:p>Grain</text:p>
          </table:table-cell>
          <table:covered-table-cell table:number-columns-repeated="2" table:style-name="Default"/>
          <table:covered-table-cell/>
        </table:table-row>
        <table:table-row table:style-name="ro2">
          <table:table-cell table:style-name="ce2" office:value-type="string" table:number-columns-spanned="3" table:number-rows-spanned="1">
            <text:p>Balance Sheet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table:number-columns-repeated="5"/>
          <table:table-cell table:style-name="ce5" office:value-type="string">
            <text:p>Plot</text:p>
          </table:table-cell>
          <table:table-cell table:style-name="ce6" office:value-type="string">
            <text:p>Amount</text:p>
          </table:table-cell>
          <table:table-cell table:number-columns-repeated="2"/>
          <table:table-cell table:style-name="ce5" office:value-type="string">
            <text:p>Manufacturer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8" office:value-type="string">
            <text:p>Purchase Price</text:p>
          </table:table-cell>
          <table:table-cell table:style-name="ce8" office:value-type="string">
            <text:p>Current Value</text:p>
          </table:table-cell>
          <table:table-cell table:number-columns-repeated="2"/>
          <table:table-cell table:style-name="ce5" office:value-type="string">
            <text:p>Type</text:p>
          </table:table-cell>
          <table:table-cell table:style-name="ce10" office:value-type="string">
            <text:p>Amount</text:p>
          </table:table-cell>
          <table:table-cell table:style-name="ce11" office:value-type="string">
            <text:p>Price</text:p>
          </table:table-cell>
          <table:table-cell table:style-name="ce12" office:value-type="string">
            <text:p>Total</text:p>
          </table:table-cell>
        </table:table-row>
        <table:table-row table:style-name="ro3">
          <table:table-cell table:style-name="ce3" office:value-type="string">
            <text:p>Assets</text:p>
          </table:table-cell>
          <table:table-cell table:number-columns-repeated="19"/>
        </table:table-row>
        <table:table-row table:style-name="ro4">
          <table:table-cell/>
          <table:table-cell office:value-type="string">
            <text:p>Cash</text:p>
          </table:table-cell>
          <table:table-cell office:value-type="currency" office:currency="USD" office:value="71130">
            <text:p>$71,13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currency" office:currency="USD" office:value="503928">
            <text:p>$503,928</text:p>
          </table:table-cell>
          <table:table-cell table:number-columns-repeated="2"/>
          <table:table-cell office:value-type="string">
            <text:p>New Holland</text:p>
          </table:table-cell>
          <table:table-cell office:value-type="string">
            <text:p>T5.120</text:p>
          </table:table-cell>
          <table:table-cell office:value-type="string">
            <text:p>Tractor</text:p>
          </table:table-cell>
          <table:table-cell office:value-type="currency" office:currency="USD" office:value="66400">
            <text:p>$66,400</text:p>
          </table:table-cell>
          <table:table-cell office:value-type="currency" office:currency="USD" office:value="26616">
            <text:p>$26,616</text:p>
          </table:table-cell>
          <table:table-cell table:number-columns-repeated="2"/>
          <table:table-cell office:value-type="string">
            <text:p>Wheat</text:p>
          </table:table-cell>
          <table:table-cell office:value-type="float" office:value="2384">
            <text:p>2,384</text:p>
          </table:table-cell>
          <table:table-cell office:value-type="currency" office:currency="USD" office:value="750">
            <text:p>$750</text:p>
          </table:table-cell>
          <table:table-cell table:formula="of:=[.R5] * [.S5] / 1000" office:value-type="currency" office:currency="USD" office:value="1788">
            <text:p>$1,788</text:p>
          </table:table-cell>
        </table:table-row>
        <table:table-row table:style-name="ro4">
          <table:table-cell/>
          <table:table-cell office:value-type="string">
            <text:p>Land</text:p>
          </table:table-cell>
          <table:table-cell table:formula="of:=[.G8]" office:value-type="currency" office:currency="USD" office:value="1033992">
            <text:p>$1,033,99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currency" office:currency="USD" office:value="530064">
            <text:p>$530,064</text:p>
          </table:table-cell>
          <table:table-cell table:number-columns-repeated="2"/>
          <table:table-cell office:value-type="string">
            <text:p>Case</text:p>
          </table:table-cell>
          <table:table-cell office:value-type="string">
            <text:p>7230 Pro</text:p>
          </table:table-cell>
          <table:table-cell office:value-type="string">
            <text:p>Tractor</text:p>
          </table:table-cell>
          <table:table-cell office:value-type="currency" office:currency="USD" office:value="100400">
            <text:p>$100,400</text:p>
          </table:table-cell>
          <table:table-cell office:value-type="currency" office:currency="USD" office:value="28912">
            <text:p>$28,912</text:p>
          </table:table-cell>
          <table:table-cell table:number-columns-repeated="2"/>
          <table:table-cell office:value-type="string">
            <text:p>Barley</text:p>
          </table:table-cell>
          <table:table-cell office:value-type="float" office:value="17135">
            <text:p>17,135</text:p>
          </table:table-cell>
          <table:table-cell office:value-type="currency" office:currency="USD" office:value="650">
            <text:p>$650</text:p>
          </table:table-cell>
          <table:table-cell table:formula="of:=[.R6] * [.S6] / 1000" office:value-type="currency" office:currency="USD" office:value="11137.75">
            <text:p>$11,138</text:p>
          </table:table-cell>
        </table:table-row>
        <table:table-row table:style-name="ro5">
          <table:table-cell/>
          <table:table-cell office:value-type="string">
            <text:p>Grain in silo</text:p>
          </table:table-cell>
          <table:table-cell table:formula="of:=[.T13]" office:value-type="currency" office:currency="USD" office:value="290005.65">
            <text:p>$290,006</text:p>
          </table:table-cell>
          <table:table-cell table:number-columns-repeated="6"/>
          <table:table-cell office:value-type="string">
            <text:p>JCB</text:p>
          </table:table-cell>
          <table:table-cell office:value-type="string">
            <text:p>Fastrac 8330</text:p>
          </table:table-cell>
          <table:table-cell office:value-type="string">
            <text:p>Tractor</text:p>
          </table:table-cell>
          <table:table-cell office:value-type="currency" office:currency="USD" office:value="248000">
            <text:p>$248,000</text:p>
          </table:table-cell>
          <table:table-cell office:value-type="currency" office:currency="USD" office:value="182749">
            <text:p>$182,749</text:p>
          </table:table-cell>
          <table:table-cell table:number-columns-repeated="2"/>
          <table:table-cell office:value-type="string">
            <text:p>Oat</text:p>
          </table:table-cell>
          <table:table-cell office:value-type="float" office:value="35086">
            <text:p>35,086</text:p>
          </table:table-cell>
          <table:table-cell office:value-type="currency" office:currency="USD" office:value="1200">
            <text:p>$1,200</text:p>
          </table:table-cell>
          <table:table-cell table:formula="of:=[.R7] * [.S7] / 1000" office:value-type="currency" office:currency="USD" office:value="42103.2">
            <text:p>$42,103</text:p>
          </table:table-cell>
        </table:table-row>
        <table:table-row table:style-name="ro5">
          <table:table-cell/>
          <table:table-cell office:value-type="string">
            <text:p>Equipment</text:p>
          </table:table-cell>
          <table:table-cell table:formula="of:=[.N22]" office:value-type="currency" office:currency="USD" office:value="741378">
            <text:p>$741,378</text:p>
          </table:table-cell>
          <table:table-cell table:number-columns-repeated="2"/>
          <table:table-cell office:value-type="string">
            <text:p>Total land value</text:p>
          </table:table-cell>
          <table:table-cell table:formula="of:=SUM([.G5:.G6])" office:value-type="currency" office:currency="USD" office:value="1033992">
            <text:p>$1,033,992</text:p>
          </table:table-cell>
          <table:table-cell table:number-columns-repeated="2"/>
          <table:table-cell office:value-type="string">
            <text:p>Valtra</text:p>
          </table:table-cell>
          <table:table-cell office:value-type="string">
            <text:p>S374</text:p>
          </table:table-cell>
          <table:table-cell office:value-type="string">
            <text:p>Tractor</text:p>
          </table:table-cell>
          <table:table-cell office:value-type="currency" office:currency="USD" office:value="258600">
            <text:p>$258,600</text:p>
          </table:table-cell>
          <table:table-cell office:value-type="currency" office:currency="USD" office:value="149381">
            <text:p>$149,381</text:p>
          </table:table-cell>
          <table:table-cell table:number-columns-repeated="2"/>
          <table:table-cell office:value-type="string">
            <text:p>Canola</text:p>
          </table:table-cell>
          <table:table-cell office:value-type="float" office:value="40700">
            <text:p>40,700</text:p>
          </table:table-cell>
          <table:table-cell office:value-type="currency" office:currency="USD" office:value="1350">
            <text:p>$1,350</text:p>
          </table:table-cell>
          <table:table-cell table:formula="of:=[.R8] * [.S8] / 1000" office:value-type="currency" office:currency="USD" office:value="54945">
            <text:p>$54,945</text:p>
          </table:table-cell>
        </table:table-row>
        <table:table-row table:style-name="ro4">
          <table:table-cell table:number-columns-repeated="9"/>
          <table:table-cell office:value-type="string">
            <text:p>New Holland</text:p>
          </table:table-cell>
          <table:table-cell office:value-type="string">
            <text:p>T7.315</text:p>
          </table:table-cell>
          <table:table-cell office:value-type="string">
            <text:p>Tractor</text:p>
          </table:table-cell>
          <table:table-cell office:value-type="currency" office:currency="USD" office:value="204500">
            <text:p>$204,500</text:p>
          </table:table-cell>
          <table:table-cell office:value-type="currency" office:currency="USD" office:value="82581">
            <text:p>$82,581</text:p>
          </table:table-cell>
          <table:table-cell table:number-columns-repeated="2"/>
          <table:table-cell office:value-type="string">
            <text:p>Sunflower</text:p>
          </table:table-cell>
          <table:table-cell office:value-type="float" office:value="0">
            <text:p>0</text:p>
          </table:table-cell>
          <table:table-cell office:value-type="currency" office:currency="USD" office:value="1600">
            <text:p>$1,600</text:p>
          </table:table-cell>
          <table:table-cell table:formula="of:=[.R9] * [.S9] / 1000" office:value-type="currency" office:currency="USD" office:value="0">
            <text:p>$0</text:p>
          </table:table-cell>
        </table:table-row>
        <table:table-row table:style-name="ro5">
          <table:table-cell/>
          <table:table-cell office:value-type="string">
            <text:p>Total assets</text:p>
          </table:table-cell>
          <table:table-cell table:formula="of:=SUM([.C5:.C8])" office:value-type="currency" office:currency="USD" office:value="2136505.65">
            <text:p>$2,136,506</text:p>
          </table:table-cell>
          <table:table-cell table:number-columns-repeated="6"/>
          <table:table-cell office:value-type="string">
            <text:p>Rostselmash</text:p>
          </table:table-cell>
          <table:table-cell office:value-type="string">
            <text:p>RSM 161</text:p>
          </table:table-cell>
          <table:table-cell office:value-type="string">
            <text:p>Harvester</text:p>
          </table:table-cell>
          <table:table-cell office:value-type="currency" office:currency="USD" office:value="239200">
            <text:p>$239,200</text:p>
          </table:table-cell>
          <table:table-cell office:value-type="currency" office:currency="USD" office:value="37823">
            <text:p>$37,823</text:p>
          </table:table-cell>
          <table:table-cell table:number-columns-repeated="2"/>
          <table:table-cell office:value-type="string">
            <text:p>Soybean</text:p>
          </table:table-cell>
          <table:table-cell office:value-type="float" office:value="105901">
            <text:p>105,901</text:p>
          </table:table-cell>
          <table:table-cell office:value-type="currency" office:currency="USD" office:value="1700">
            <text:p>$1,700</text:p>
          </table:table-cell>
          <table:table-cell table:formula="of:=[.R10] * [.S10] / 1000" office:value-type="currency" office:currency="USD" office:value="180031.7">
            <text:p>$180,032</text:p>
          </table:table-cell>
        </table:table-row>
        <table:table-row table:style-name="ro5">
          <table:table-cell table:number-columns-repeated="9"/>
          <table:table-cell office:value-type="string">
            <text:p>Agroliner</text:p>
          </table:table-cell>
          <table:table-cell office:value-type="string">
            <text:p>TAW 30</text:p>
          </table:table-cell>
          <table:table-cell office:value-type="string">
            <text:p>Trailer</text:p>
          </table:table-cell>
          <table:table-cell office:value-type="currency" office:currency="USD" office:value="44800">
            <text:p>$44,800</text:p>
          </table:table-cell>
          <table:table-cell office:value-type="currency" office:currency="USD" office:value="18716">
            <text:p>$18,716</text:p>
          </table:table-cell>
          <table:table-cell table:number-columns-repeated="2"/>
          <table:table-cell office:value-type="string">
            <text:p>Corn</text:p>
          </table:table-cell>
          <table:table-cell office:value-type="float" office:value="0">
            <text:p>0</text:p>
          </table:table-cell>
          <table:table-cell office:value-type="currency" office:currency="USD" office:value="800">
            <text:p>$800</text:p>
          </table:table-cell>
          <table:table-cell table:formula="of:=[.R11] * [.S11] / 1000" office:value-type="currency" office:currency="USD" office:value="0">
            <text:p>$0</text:p>
          </table:table-cell>
        </table:table-row>
        <table:table-row table:style-name="ro5">
          <table:table-cell table:number-columns-repeated="9"/>
          <table:table-cell office:value-type="string">
            <text:p>Rostselmash</text:p>
          </table:table-cell>
          <table:table-cell office:value-type="string">
            <text:p>Draper Stream 900</text:p>
          </table:table-cell>
          <table:table-cell office:value-type="string">
            <text:p>Header</text:p>
          </table:table-cell>
          <table:table-cell office:value-type="currency" office:currency="USD" office:value="46800">
            <text:p>$46,800</text:p>
          </table:table-cell>
          <table:table-cell office:value-type="currency" office:currency="USD" office:value="8400">
            <text:p>$8,400</text:p>
          </table:table-cell>
          <table:table-cell table:number-columns-repeated="6"/>
        </table:table-row>
        <table:table-row table:style-name="ro3">
          <table:table-cell table:style-name="ce3" office:value-type="string">
            <text:p>Liabilities</text:p>
          </table:table-cell>
          <table:table-cell table:number-columns-repeated="8"/>
          <table:table-cell office:value-type="string">
            <text:p>Capello</text:p>
          </table:table-cell>
          <table:table-cell office:value-type="string">
            <text:p>Diamant HS12</text:p>
          </table:table-cell>
          <table:table-cell office:value-type="string">
            <text:p>Header</text:p>
          </table:table-cell>
          <table:table-cell office:value-type="currency" office:currency="USD" office:value="53600">
            <text:p>$53,600</text:p>
          </table:table-cell>
          <table:table-cell office:value-type="currency" office:currency="USD" office:value="32181">
            <text:p>$32,181</text:p>
          </table:table-cell>
          <table:table-cell table:number-columns-repeated="2"/>
          <table:table-cell office:value-type="string">
            <text:p>Total</text:p>
          </table:table-cell>
          <table:table-cell table:number-columns-repeated="2"/>
          <table:table-cell table:formula="of:=SUM([.T5:.T11])" office:value-type="currency" office:currency="USD" office:value="290005.65">
            <text:p>$290,006</text:p>
          </table:table-cell>
        </table:table-row>
        <table:table-row table:style-name="ro5">
          <table:table-cell/>
          <table:table-cell office:value-type="string">
            <text:p>Loan</text:p>
          </table:table-cell>
          <table:table-cell office:value-type="currency" office:currency="USD" office:value="0">
            <text:p>$0</text:p>
          </table:table-cell>
          <table:table-cell table:number-columns-repeated="6"/>
          <table:table-cell office:value-type="string">
            <text:p>Vaderstad</text:p>
          </table:table-cell>
          <table:table-cell office:value-type="string">
            <text:p>Carrier XL 825</text:p>
          </table:table-cell>
          <table:table-cell office:value-type="string">
            <text:p>Cultivator</text:p>
          </table:table-cell>
          <table:table-cell office:value-type="currency" office:currency="USD" office:value="60000">
            <text:p>$60,000</text:p>
          </table:table-cell>
          <table:table-cell office:value-type="currency" office:currency="USD" office:value="35270">
            <text:p>$35,270</text:p>
          </table:table-cell>
          <table:table-cell table:number-columns-repeated="6"/>
        </table:table-row>
        <table:table-row table:style-name="ro5">
          <table:table-cell table:number-columns-repeated="9"/>
          <table:table-cell office:value-type="string">
            <text:p>Vaderstad</text:p>
          </table:table-cell>
          <table:table-cell office:value-type="string">
            <text:p>Rapid S 500 S</text:p>
          </table:table-cell>
          <table:table-cell office:value-type="string">
            <text:p>Seeder</text:p>
          </table:table-cell>
          <table:table-cell office:value-type="currency" office:currency="USD" office:value="60800">
            <text:p>$60,800</text:p>
          </table:table-cell>
          <table:table-cell office:value-type="currency" office:currency="USD" office:value="18393">
            <text:p>$18,393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Total liabilities</text:p>
          </table:table-cell>
          <table:table-cell table:formula="of:=SUM([.C14:.C14])" office:value-type="currency" office:currency="USD" office:value="0">
            <text:p>$0</text:p>
          </table:table-cell>
          <table:table-cell table:number-columns-repeated="6"/>
          <table:table-cell office:value-type="string">
            <text:p>Vaderstad</text:p>
          </table:table-cell>
          <table:table-cell office:value-type="string">
            <text:p>Tempo L 16</text:p>
          </table:table-cell>
          <table:table-cell office:value-type="string">
            <text:p>Planter</text:p>
          </table:table-cell>
          <table:table-cell office:value-type="currency" office:currency="USD" office:value="103200">
            <text:p>$103,200</text:p>
          </table:table-cell>
          <table:table-cell office:value-type="currency" office:currency="USD" office:value="74483">
            <text:p>$74,483</text:p>
          </table:table-cell>
          <table:table-cell table:number-columns-repeated="6"/>
        </table:table-row>
        <table:table-row table:style-name="ro5">
          <table:table-cell table:number-columns-repeated="9"/>
          <table:table-cell office:value-type="string">
            <text:p>Kuhn</text:p>
          </table:table-cell>
          <table:table-cell office:value-type="string">
            <text:p>Deltis 1302 MTA3</text:p>
          </table:table-cell>
          <table:table-cell office:value-type="string">
            <text:p>Sprayer</text:p>
          </table:table-cell>
          <table:table-cell office:value-type="currency" office:currency="USD" office:value="24000">
            <text:p>$24,000</text:p>
          </table:table-cell>
          <table:table-cell office:value-type="currency" office:currency="USD" office:value="8673">
            <text:p>$8,673</text:p>
          </table:table-cell>
          <table:table-cell table:number-columns-repeated="6"/>
        </table:table-row>
        <table:table-row table:style-name="ro4">
          <table:table-cell table:number-columns-repeated="9"/>
          <table:table-cell office:value-type="string">
            <text:p>AGCO</text:p>
          </table:table-cell>
          <table:table-cell office:value-type="string">
            <text:p>1100</text:p>
          </table:table-cell>
          <table:table-cell office:value-type="string">
            <text:p>Weight</text:p>
          </table:table-cell>
          <table:table-cell office:value-type="currency" office:currency="USD" office:value="800">
            <text:p>$800</text:p>
          </table:table-cell>
          <table:table-cell office:value-type="currency" office:currency="USD" office:value="288">
            <text:p>$288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Balance</text:p>
          </table:table-cell>
          <table:table-cell table:formula="of:=[.C10] + [.C16]" office:value-type="currency" office:currency="USD" office:value="2136505.65">
            <text:p>$2,136,506</text:p>
          </table:table-cell>
          <table:table-cell table:number-columns-repeated="6"/>
          <table:table-cell office:value-type="string">
            <text:p>Missy B's</text:p>
          </table:table-cell>
          <table:table-cell office:value-type="string">
            <text:p>Silo Large</text:p>
          </table:table-cell>
          <table:table-cell office:value-type="string">
            <text:p>Silo</text:p>
          </table:table-cell>
          <table:table-cell office:value-type="currency" office:currency="USD" office:value="50000">
            <text:p>$50,000</text:p>
          </table:table-cell>
          <table:table-cell office:value-type="currency" office:currency="USD" office:value="19160">
            <text:p>$19,160</text:p>
          </table:table-cell>
          <table:table-cell table:number-columns-repeated="6"/>
        </table:table-row>
        <table:table-row table:style-name="ro4">
          <table:table-cell table:number-columns-repeated="9"/>
          <table:table-cell office:value-type="string">
            <text:p>Farming Innovations</text:p>
          </table:table-cell>
          <table:table-cell office:value-type="string">
            <text:p>Farm House</text:p>
          </table:table-cell>
          <table:table-cell office:value-type="string">
            <text:p>House</text:p>
          </table:table-cell>
          <table:table-cell office:value-type="currency" office:currency="USD" office:value="42000">
            <text:p>$42,000</text:p>
          </table:table-cell>
          <table:table-cell office:value-type="currency" office:currency="USD" office:value="17752">
            <text:p>$17,752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number-columns-repeated="9"/>
          <table:table-cell office:value-type="string">
            <text:p>Totals</text:p>
          </table:table-cell>
          <table:table-cell table:number-columns-repeated="2"/>
          <table:table-cell table:formula="of:=+SUM([.M5:.M20])" office:value-type="currency" office:currency="USD" office:value="1603100">
            <text:p>$1,603,100</text:p>
          </table:table-cell>
          <table:table-cell table:formula="of:=SUM([.N5:.N20])" office:value-type="currency" office:currency="USD" office:value="741378">
            <text:p>$741,378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number-columns-repeated="9"/>
          <table:table-cell office:value-type="string">
            <text:p>Deprecation</text:p>
          </table:table-cell>
          <table:table-cell table:style-name="ce7" table:formula="of:=([.M22] - [.N22]) / [.M22]" office:value-type="percentage" office:value="0.537534776370782">
            <text:p>53.75%</text:p>
          </table:table-cell>
          <table:table-cell table:style-name="ce7"/>
          <table:table-cell table:number-columns-repeated="8"/>
        </table:table-row>
        <table:table-row table:style-name="ro4" table:number-rows-repeated="6">
          <table:table-cell table:number-columns-repeated="20"/>
        </table:table-row>
        <table:table-row table:style-name="ro4" table:number-rows-repeated="8">
          <table:table-cell table:number-columns-repeated="2"/>
          <table:table-cell table:style-name="Default"/>
          <table:table-cell table:number-columns-repeated="17"/>
        </table:table-row>
        <table:table-row table:style-name="ro4" table:number-rows-repeated="1048537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Sheet2" table:style-name="ta1" table:print-ranges="Sheet2.A1:Sheet2.C32">
        <table:table-column table:style-name="co1" table:default-cell-style-name="Default"/>
        <table:table-column table:style-name="co9" table:default-cell-style-name="Default"/>
        <table:table-column table:style-name="co1" table:default-cell-style-name="ce4"/>
        <table:table-row table:style-name="ro1">
          <table:table-cell table:style-name="ce1" office:value-type="string" table:number-columns-spanned="3" table:number-rows-spanned="1">
            <text:p>Old MacDonald's Farm</text:p>
          </table:table-cell>
          <table:covered-table-cell table:number-columns-repeated="2"/>
        </table:table-row>
        <table:table-row table:style-name="ro2">
          <table:table-cell table:style-name="ce2" office:value-type="string" table:number-columns-spanned="3" table:number-rows-spanned="1">
            <text:p>Income Statement</text:p>
          </table:table-cell>
          <table:covered-table-cell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5" office:value-type="string">
            <text:p>Incom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Harvest Income</text:p>
          </table:table-cell>
          <table:table-cell table:formula="of:=SUM([Sheet3.B25:Sheet7.B25])" office:value-type="currency" office:currency="USD" office:value="265783">
            <text:p>$265,783</text:p>
          </table:table-cell>
        </table:table-row>
        <table:table-row table:style-name="ro5">
          <table:table-cell/>
          <table:table-cell office:value-type="string">
            <text:p>Biogas Plant Income</text:p>
          </table:table-cell>
          <table:table-cell table:formula="of:=SUM([Sheet3.B26:Sheet7.B26])" office:value-type="currency" office:currency="USD" office:value="0">
            <text:p>$0</text:p>
          </table:table-cell>
        </table:table-row>
        <table:table-row table:style-name="ro4">
          <table:table-cell/>
          <table:table-cell office:value-type="string">
            <text:p>Contracts Income</text:p>
          </table:table-cell>
          <table:table-cell table:formula="of:=SUM([Sheet3.B27:Sheet7.B27])" office:value-type="currency" office:currency="USD" office:value="10614">
            <text:p>$10,614</text:p>
          </table:table-cell>
        </table:table-row>
        <table:table-row table:style-name="ro4">
          <table:table-cell/>
          <table:table-cell office:value-type="string">
            <text:p>Property Income</text:p>
          </table:table-cell>
          <table:table-cell table:formula="of:=SUM([Sheet3.B15:Sheet7.B15])" office:value-type="currency" office:currency="USD" office:value="0">
            <text:p>$0</text:p>
          </table:table-cell>
        </table:table-row>
        <table:table-row table:style-name="ro4">
          <table:table-cell/>
          <table:table-cell office:value-type="string">
            <text:p>Sold Wood</text:p>
          </table:table-cell>
          <table:table-cell table:formula="of:=SUM([Sheet3.B16:Sheet7.B16])" office:value-type="currency" office:currency="USD" office:value="0">
            <text:p>$0</text:p>
          </table:table-cell>
        </table:table-row>
        <table:table-row table:style-name="ro4">
          <table:table-cell/>
          <table:table-cell office:value-type="string">
            <text:p>Sold Bales</text:p>
          </table:table-cell>
          <table:table-cell table:formula="of:=SUM([Sheet3.B17:Sheet7.B17])" office:value-type="currency" office:currency="USD" office:value="0">
            <text:p>$0</text:p>
          </table:table-cell>
        </table:table-row>
        <table:table-row table:style-name="ro4">
          <table:table-cell/>
          <table:table-cell office:value-type="string">
            <text:p>Sold Wool</text:p>
          </table:table-cell>
          <table:table-cell table:formula="of:=SUM([Sheet3.B18:Sheet7.B18])" office:value-type="currency" office:currency="USD" office:value="0">
            <text:p>$0</text:p>
          </table:table-cell>
        </table:table-row>
        <table:table-row table:style-name="ro4">
          <table:table-cell/>
          <table:table-cell office:value-type="string">
            <text:p>Sold Milk</text:p>
          </table:table-cell>
          <table:table-cell table:formula="of:=SUM([Sheet3.B19:Sheet7.B19])" office:value-type="currency" office:currency="USD" office:value="0">
            <text:p>$0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>
            <text:p>Total Income</text:p>
          </table:table-cell>
          <table:table-cell table:formula="of:=SUM([.C5:.C12])" office:value-type="currency" office:currency="USD" office:value="276397">
            <text:p>$276,397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3">
          <table:table-cell table:style-name="ce5" office:value-type="string">
            <text:p>Expenses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Vehicle Running Costs</text:p>
          </table:table-cell>
          <table:table-cell table:formula="of:=-SUM([Sheet3.B11:Sheet7.B11])" office:value-type="currency" office:currency="USD" office:value="7862">
            <text:p>$7,862</text:p>
          </table:table-cell>
        </table:table-row>
        <table:table-row table:style-name="ro4">
          <table:table-cell/>
          <table:table-cell office:value-type="string">
            <text:p>Vehicle Leasing Costs</text:p>
          </table:table-cell>
          <table:table-cell table:formula="of:=-SUM([Sheet3.B12:Sheet7.B12])" office:value-type="currency" office:currency="USD" office:value="-0">
            <text:p>$0</text:p>
          </table:table-cell>
        </table:table-row>
        <table:table-row table:style-name="ro4">
          <table:table-cell/>
          <table:table-cell office:value-type="string">
            <text:p>Animal Upkeep</text:p>
          </table:table-cell>
          <table:table-cell table:formula="of:=-SUM([Sheet3.B13:Sheet7.B13])" office:value-type="currency" office:currency="USD" office:value="-0">
            <text:p>$0</text:p>
          </table:table-cell>
        </table:table-row>
        <table:table-row table:style-name="ro4">
          <table:table-cell/>
          <table:table-cell office:value-type="string">
            <text:p>Property Maintenance</text:p>
          </table:table-cell>
          <table:table-cell table:formula="of:=-SUM([Sheet3.B14:Sheet7.B14])" office:value-type="currency" office:currency="USD" office:value="155">
            <text:p>$155</text:p>
          </table:table-cell>
        </table:table-row>
        <table:table-row table:style-name="ro4">
          <table:table-cell/>
          <table:table-cell office:value-type="string">
            <text:p>Wage Payment</text:p>
          </table:table-cell>
          <table:table-cell table:formula="of:=-SUM([Sheet3.B28:Sheet7.B28])" office:value-type="currency" office:currency="USD" office:value="15542">
            <text:p>$15,542</text:p>
          </table:table-cell>
        </table:table-row>
        <table:table-row table:style-name="ro4">
          <table:table-cell/>
          <table:table-cell office:value-type="string">
            <text:p>Fuel Costs</text:p>
          </table:table-cell>
          <table:table-cell table:formula="of:=-SUM([Sheet3.B20:Sheet7.B20])" office:value-type="currency" office:currency="USD" office:value="2271">
            <text:p>$2,271</text:p>
          </table:table-cell>
        </table:table-row>
        <table:table-row table:style-name="ro4">
          <table:table-cell/>
          <table:table-cell office:value-type="string">
            <text:p>Seed Costs</text:p>
          </table:table-cell>
          <table:table-cell table:formula="of:=-SUM([Sheet3.B21:Sheet7.B21])" office:value-type="currency" office:currency="USD" office:value="11311">
            <text:p>$11,311</text:p>
          </table:table-cell>
        </table:table-row>
        <table:table-row table:style-name="ro4">
          <table:table-cell/>
          <table:table-cell office:value-type="string">
            <text:p>Fertilizer Costs</text:p>
          </table:table-cell>
          <table:table-cell table:formula="of:=-SUM([Sheet3.B22:Sheet7.B22])" office:value-type="currency" office:currency="USD" office:value="25777">
            <text:p>$25,777</text:p>
          </table:table-cell>
        </table:table-row>
        <table:table-row table:style-name="ro4">
          <table:table-cell/>
          <table:table-cell office:value-type="string">
            <text:p>Saplings Costs</text:p>
          </table:table-cell>
          <table:table-cell table:formula="of:=-SUM([Sheet3.B23:Sheet7.B23])" office:value-type="currency" office:currency="USD" office:value="-0">
            <text:p>$0</text:p>
          </table:table-cell>
        </table:table-row>
        <table:table-row table:style-name="ro4">
          <table:table-cell/>
          <table:table-cell office:value-type="string">
            <text:p>Water Costs</text:p>
          </table:table-cell>
          <table:table-cell table:formula="of:=-SUM([Sheet3.B24:Sheet7.B24])" office:value-type="currency" office:currency="USD" office:value="-0">
            <text:p>$0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/>
          <table:table-cell office:value-type="string">
            <text:p>Total Expenses</text:p>
          </table:table-cell>
          <table:table-cell table:formula="of:=SUM([.C18:.C27])" office:value-type="currency" office:currency="USD" office:value="62918">
            <text:p>$62,918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/>
          <table:table-cell office:value-type="string">
            <text:p>Profit/Loss</text:p>
          </table:table-cell>
          <table:table-cell table:formula="of:=[.C14] - [.C29]" office:value-type="currency" office:currency="USD" office:value="213479">
            <text:p>$213,479</text:p>
          </table:table-cell>
        </table:table-row>
        <table:table-row table:style-name="ro4" table:number-rows-repeated="104854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3" table:style-name="ta1" table:print-ranges="Sheet3.A1:Sheet3.B30">
        <table:table-column table:style-name="co10" table:default-cell-style-name="Default"/>
        <table:table-column table:style-name="co11" table:default-cell-style-name="ce4"/>
        <table:table-row table:style-name="ro1">
          <table:table-cell table:style-name="ce1" office:value-type="string" table:number-columns-spanned="2" table:number-rows-spanned="1">
            <text:p>Income/Expenditure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>
            <text:p>New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Mew Livestoc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Animal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struction Cost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uilding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and Purchas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Lan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Vehicle Running Costs</text:p>
          </table:table-cell>
          <table:table-cell office:value-type="currency" office:currency="USD" office:value="-1554">
            <text:p>-$1,554</text:p>
          </table:table-cell>
        </table:table-row>
        <table:table-row table:style-name="ro4">
          <table:table-cell office:value-type="string">
            <text:p>Vehicle Leasing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Animal Upkeep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Property Maintenance</text:p>
          </table:table-cell>
          <table:table-cell office:value-type="currency" office:currency="USD" office:value="-31">
            <text:p>-$31</text:p>
          </table:table-cell>
        </table:table-row>
        <table:table-row table:style-name="ro4">
          <table:table-cell office:value-type="string">
            <text:p>Property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a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l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Mil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Fuel Costs</text:p>
          </table:table-cell>
          <table:table-cell office:value-type="currency" office:currency="USD" office:value="-305">
            <text:p>-$305</text:p>
          </table:table-cell>
        </table:table-row>
        <table:table-row table:style-name="ro4">
          <table:table-cell office:value-type="string">
            <text:p>Seed Costs</text:p>
          </table:table-cell>
          <table:table-cell office:value-type="currency" office:currency="USD" office:value="-1511">
            <text:p>-$1,511</text:p>
          </table:table-cell>
        </table:table-row>
        <table:table-row table:style-name="ro4">
          <table:table-cell office:value-type="string">
            <text:p>Fertilizer Costs</text:p>
          </table:table-cell>
          <table:table-cell office:value-type="currency" office:currency="USD" office:value="-5228">
            <text:p>-$5,228</text:p>
          </table:table-cell>
        </table:table-row>
        <table:table-row table:style-name="ro4">
          <table:table-cell office:value-type="string">
            <text:p>Saplings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ter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Harvest Income</text:p>
          </table:table-cell>
          <table:table-cell office:value-type="currency" office:currency="USD" office:value="10486">
            <text:p>$10,486</text:p>
          </table:table-cell>
        </table:table-row>
        <table:table-row table:style-name="ro5">
          <table:table-cell office:value-type="string">
            <text:p>Biogas Plant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tracts Income</text:p>
          </table:table-cell>
          <table:table-cell office:value-type="currency" office:currency="USD" office:value="8620">
            <text:p>$8,620</text:p>
          </table:table-cell>
        </table:table-row>
        <table:table-row table:style-name="ro4">
          <table:table-cell office:value-type="string">
            <text:p>Wage Payment</text:p>
          </table:table-cell>
          <table:table-cell office:value-type="currency" office:currency="USD" office:value="-2912">
            <text:p>-$2,912</text:p>
          </table:table-cell>
        </table:table-row>
        <table:table-row table:style-name="ro4">
          <table:table-cell office:value-type="string">
            <text:p>Other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oan Interest</text:p>
          </table:table-cell>
          <table:table-cell office:value-type="currency" office:currency="USD" office:value="0">
            <text:p>$0</text:p>
          </table:table-cell>
        </table:table-row>
        <table:table-row table:style-name="ro4" table:number-rows-repeated="104854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4" table:style-name="ta1" table:print="false">
        <table:table-column table:style-name="co12" table:default-cell-style-name="Default"/>
        <table:table-column table:style-name="co1" table:default-cell-style-name="ce4"/>
        <table:table-row table:style-name="ro1">
          <table:table-cell table:style-name="ce1" office:value-type="string" table:number-columns-spanned="2" table:number-rows-spanned="1">
            <text:p>Income/Expenditure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>
            <text:p>New Vehicles</text:p>
          </table:table-cell>
          <table:table-cell office:value-type="currency" office:currency="USD" office:value="-351200">
            <text:p>-$351,200</text:p>
          </table:table-cell>
        </table:table-row>
        <table:table-row table:style-name="ro4">
          <table:table-cell office:value-type="string">
            <text:p>Sold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Mew Livestoc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Animal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struction Cost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uilding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and Purchas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Lan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Vehicle Running Costs</text:p>
          </table:table-cell>
          <table:table-cell office:value-type="currency" office:currency="USD" office:value="-562">
            <text:p>-$562</text:p>
          </table:table-cell>
        </table:table-row>
        <table:table-row table:style-name="ro4">
          <table:table-cell office:value-type="string">
            <text:p>Vehicle Leasing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Animal Upkeep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Property Maintenance</text:p>
          </table:table-cell>
          <table:table-cell office:value-type="currency" office:currency="USD" office:value="-31">
            <text:p>-$31</text:p>
          </table:table-cell>
        </table:table-row>
        <table:table-row table:style-name="ro4">
          <table:table-cell office:value-type="string">
            <text:p>Property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a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l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Mil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Fuel Costs</text:p>
          </table:table-cell>
          <table:table-cell office:value-type="currency" office:currency="USD" office:value="-883">
            <text:p>-$883</text:p>
          </table:table-cell>
        </table:table-row>
        <table:table-row table:style-name="ro4">
          <table:table-cell office:value-type="string">
            <text:p>Seed Costs</text:p>
          </table:table-cell>
          <table:table-cell office:value-type="currency" office:currency="USD" office:value="-3994">
            <text:p>-$3,994</text:p>
          </table:table-cell>
        </table:table-row>
        <table:table-row table:style-name="ro4">
          <table:table-cell office:value-type="string">
            <text:p>Fertilizer Costs</text:p>
          </table:table-cell>
          <table:table-cell office:value-type="currency" office:currency="USD" office:value="-5163">
            <text:p>-$5,163</text:p>
          </table:table-cell>
        </table:table-row>
        <table:table-row table:style-name="ro4">
          <table:table-cell office:value-type="string">
            <text:p>Saplings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ter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Harvest Income</text:p>
          </table:table-cell>
          <table:table-cell office:value-type="currency" office:currency="USD" office:value="61623">
            <text:p>$61,623</text:p>
          </table:table-cell>
        </table:table-row>
        <table:table-row table:style-name="ro5">
          <table:table-cell office:value-type="string">
            <text:p>Biogas Plant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tracts Income</text:p>
          </table:table-cell>
          <table:table-cell office:value-type="currency" office:currency="USD" office:value="1994">
            <text:p>$1,994</text:p>
          </table:table-cell>
        </table:table-row>
        <table:table-row table:style-name="ro4">
          <table:table-cell office:value-type="string">
            <text:p>Wage Payment</text:p>
          </table:table-cell>
          <table:table-cell office:value-type="currency" office:currency="USD" office:value="-3941">
            <text:p>-$3,941</text:p>
          </table:table-cell>
        </table:table-row>
        <table:table-row table:style-name="ro4">
          <table:table-cell office:value-type="string">
            <text:p>Other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oan Interest</text:p>
          </table:table-cell>
          <table:table-cell office:value-type="currency" office:currency="USD" office:value="0">
            <text:p>$0</text:p>
          </table:table-cell>
        </table:table-row>
      </table:table>
      <table:table table:name="Sheet5" table:style-name="ta1" table:print="false">
        <table:table-column table:style-name="co10" table:default-cell-style-name="Default"/>
        <table:table-column table:style-name="co1" table:default-cell-style-name="ce4"/>
        <table:table-row table:style-name="ro1">
          <table:table-cell table:style-name="ce1" office:value-type="string" table:number-columns-spanned="2" table:number-rows-spanned="1">
            <text:p>Income/Expenditure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>
            <text:p>New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Mew Livestoc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Animal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struction Cost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uilding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and Purchas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Lan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Vehicle Running Costs</text:p>
          </table:table-cell>
          <table:table-cell office:value-type="currency" office:currency="USD" office:value="-4198">
            <text:p>-$4,198</text:p>
          </table:table-cell>
        </table:table-row>
        <table:table-row table:style-name="ro4">
          <table:table-cell office:value-type="string">
            <text:p>Vehicle Leasing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Animal Upkeep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Property Maintenance</text:p>
          </table:table-cell>
          <table:table-cell office:value-type="currency" office:currency="USD" office:value="-31">
            <text:p>-$31</text:p>
          </table:table-cell>
        </table:table-row>
        <table:table-row table:style-name="ro4">
          <table:table-cell office:value-type="string">
            <text:p>Property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a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l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Mil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Fuel Costs</text:p>
          </table:table-cell>
          <table:table-cell office:value-type="currency" office:currency="USD" office:value="-323">
            <text:p>-$323</text:p>
          </table:table-cell>
        </table:table-row>
        <table:table-row table:style-name="ro4">
          <table:table-cell office:value-type="string">
            <text:p>Seed Costs</text:p>
          </table:table-cell>
          <table:table-cell office:value-type="currency" office:currency="USD" office:value="-2008">
            <text:p>-$2,008</text:p>
          </table:table-cell>
        </table:table-row>
        <table:table-row table:style-name="ro4">
          <table:table-cell office:value-type="string">
            <text:p>Fertilizer Costs</text:p>
          </table:table-cell>
          <table:table-cell office:value-type="currency" office:currency="USD" office:value="-5328">
            <text:p>-$5,328</text:p>
          </table:table-cell>
        </table:table-row>
        <table:table-row table:style-name="ro4">
          <table:table-cell office:value-type="string">
            <text:p>Saplings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ter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Harvest Income</text:p>
          </table:table-cell>
          <table:table-cell office:value-type="currency" office:currency="USD" office:value="0">
            <text:p>$0</text:p>
          </table:table-cell>
        </table:table-row>
        <table:table-row table:style-name="ro5">
          <table:table-cell office:value-type="string">
            <text:p>Biogas Plant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tracts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ge Payment</text:p>
          </table:table-cell>
          <table:table-cell office:value-type="currency" office:currency="USD" office:value="-2659">
            <text:p>-$2,659</text:p>
          </table:table-cell>
        </table:table-row>
        <table:table-row table:style-name="ro4">
          <table:table-cell office:value-type="string">
            <text:p>Other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oan Interest</text:p>
          </table:table-cell>
          <table:table-cell office:value-type="currency" office:currency="USD" office:value="0">
            <text:p>$0</text:p>
          </table:table-cell>
        </table:table-row>
      </table:table>
      <table:table table:name="Sheet6" table:style-name="ta1" table:print="false">
        <table:table-column table:style-name="co10" table:default-cell-style-name="Default"/>
        <table:table-column table:style-name="co1" table:default-cell-style-name="ce4"/>
        <table:table-row table:style-name="ro1">
          <table:table-cell table:style-name="ce1" office:value-type="string" table:number-columns-spanned="2" table:number-rows-spanned="1">
            <text:p>Income/Expenditure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>
            <text:p>New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Mew Livestoc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Animal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struction Cost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uilding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and Purchas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Lan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Vehicle Running Costs</text:p>
          </table:table-cell>
          <table:table-cell office:value-type="currency" office:currency="USD" office:value="-655">
            <text:p>-$655</text:p>
          </table:table-cell>
        </table:table-row>
        <table:table-row table:style-name="ro4">
          <table:table-cell office:value-type="string">
            <text:p>Vehicle Leasing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Animal Upkeep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Property Maintenance</text:p>
          </table:table-cell>
          <table:table-cell office:value-type="currency" office:currency="USD" office:value="-31">
            <text:p>-$31</text:p>
          </table:table-cell>
        </table:table-row>
        <table:table-row table:style-name="ro4">
          <table:table-cell office:value-type="string">
            <text:p>Property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a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l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Mil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Fuel Costs</text:p>
          </table:table-cell>
          <table:table-cell office:value-type="currency" office:currency="USD" office:value="-436">
            <text:p>-$436</text:p>
          </table:table-cell>
        </table:table-row>
        <table:table-row table:style-name="ro4">
          <table:table-cell office:value-type="string">
            <text:p>Seed Costs</text:p>
          </table:table-cell>
          <table:table-cell office:value-type="currency" office:currency="USD" office:value="-2805">
            <text:p>-$2,805</text:p>
          </table:table-cell>
        </table:table-row>
        <table:table-row table:style-name="ro4">
          <table:table-cell office:value-type="string">
            <text:p>Fertilizer Costs</text:p>
          </table:table-cell>
          <table:table-cell office:value-type="currency" office:currency="USD" office:value="-5428">
            <text:p>-$5,428</text:p>
          </table:table-cell>
        </table:table-row>
        <table:table-row table:style-name="ro4">
          <table:table-cell office:value-type="string">
            <text:p>Saplings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ter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Harvest Income</text:p>
          </table:table-cell>
          <table:table-cell office:value-type="currency" office:currency="USD" office:value="0">
            <text:p>$0</text:p>
          </table:table-cell>
        </table:table-row>
        <table:table-row table:style-name="ro5">
          <table:table-cell office:value-type="string">
            <text:p>Biogas Plant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tracts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ge Payment</text:p>
          </table:table-cell>
          <table:table-cell office:value-type="currency" office:currency="USD" office:value="-3435">
            <text:p>-$3,435</text:p>
          </table:table-cell>
        </table:table-row>
        <table:table-row table:style-name="ro4">
          <table:table-cell office:value-type="string">
            <text:p>Other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oan Interest</text:p>
          </table:table-cell>
          <table:table-cell office:value-type="currency" office:currency="USD" office:value="0">
            <text:p>$0</text:p>
          </table:table-cell>
        </table:table-row>
      </table:table>
      <table:table table:name="Sheet7" table:style-name="ta1" table:print="false">
        <table:table-column table:style-name="co10" table:default-cell-style-name="Default"/>
        <table:table-column table:style-name="co1" table:default-cell-style-name="ce4"/>
        <table:table-row table:style-name="ro1">
          <table:table-cell table:style-name="ce1" office:value-type="string" table:number-columns-spanned="2" table:number-rows-spanned="1">
            <text:p>Income/Expenditure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>
            <text:p>New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Vehic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Mew Livestoc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Animal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struction Cost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uilding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and Purchas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Lan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Vehicle Running Costs</text:p>
          </table:table-cell>
          <table:table-cell office:value-type="currency" office:currency="USD" office:value="-893">
            <text:p>-$893</text:p>
          </table:table-cell>
        </table:table-row>
        <table:table-row table:style-name="ro4">
          <table:table-cell office:value-type="string">
            <text:p>Vehicle Leasing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Animal Upkeep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Property Maintenance</text:p>
          </table:table-cell>
          <table:table-cell office:value-type="currency" office:currency="USD" office:value="-31">
            <text:p>-$31</text:p>
          </table:table-cell>
        </table:table-row>
        <table:table-row table:style-name="ro4">
          <table:table-cell office:value-type="string">
            <text:p>Property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d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Bale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Wool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Sold Milk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Fuel Costs</text:p>
          </table:table-cell>
          <table:table-cell office:value-type="currency" office:currency="USD" office:value="-324">
            <text:p>-$324</text:p>
          </table:table-cell>
        </table:table-row>
        <table:table-row table:style-name="ro4">
          <table:table-cell office:value-type="string">
            <text:p>Seed Costs</text:p>
          </table:table-cell>
          <table:table-cell office:value-type="currency" office:currency="USD" office:value="-993">
            <text:p>-$993</text:p>
          </table:table-cell>
        </table:table-row>
        <table:table-row table:style-name="ro4">
          <table:table-cell office:value-type="string">
            <text:p>Fertilizer Costs</text:p>
          </table:table-cell>
          <table:table-cell office:value-type="currency" office:currency="USD" office:value="-4630">
            <text:p>-$4,630</text:p>
          </table:table-cell>
        </table:table-row>
        <table:table-row table:style-name="ro4">
          <table:table-cell office:value-type="string">
            <text:p>Saplings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ter Costs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Harvest Income</text:p>
          </table:table-cell>
          <table:table-cell office:value-type="currency" office:currency="USD" office:value="193674">
            <text:p>$193,674</text:p>
          </table:table-cell>
        </table:table-row>
        <table:table-row table:style-name="ro5">
          <table:table-cell office:value-type="string">
            <text:p>Biogas Plant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Contracts Income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Wage Payment</text:p>
          </table:table-cell>
          <table:table-cell office:value-type="currency" office:currency="USD" office:value="-2595">
            <text:p>-$2,595</text:p>
          </table:table-cell>
        </table:table-row>
        <table:table-row table:style-name="ro4">
          <table:table-cell office:value-type="string">
            <text:p>Other</text:p>
          </table:table-cell>
          <table:table-cell office:value-type="currency" office:currency="USD" office:value="0">
            <text:p>$0</text:p>
          </table:table-cell>
        </table:table-row>
        <table:table-row table:style-name="ro4">
          <table:table-cell office:value-type="string">
            <text:p>Loan Interest</text:p>
          </table:table-cell>
          <table:table-cell office:value-type="currency" office:currency="USD" office:value="0">
            <text:p>$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2">04/12/2024</text:date>, <text:time>20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G. Le Blanc</meta:initial-creator>
    <meta:creation-date>2024-04-12T13:43:53.70</meta:creation-date>
    <dc:date>2024-04-12T20:40:44.42</dc:date>
    <dc:creator>Gilbert G. Le Blanc</dc:creator>
    <meta:editing-duration>PT6H56M40S</meta:editing-duration>
    <meta:editing-cycles>26</meta:editing-cycles>
    <meta:generator>OpenOffice/4.1.9$Win32 OpenOffice.org_project/419m1$Build-9805</meta:generator>
    <meta:document-statistic meta:table-count="7" meta:cell-count="486" meta:object-count="0"/>
  </office:meta>
</office:document-meta>
</file>